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Гит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Фиксировать <text:span text:style-name="T1">(commit)...</text:span>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Получить <text:span text:style-name="T1">(fetch)...</text:span>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Откатить (<text:span text:style-name="T1">revert</text:span>)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Синхронизировать рабочий каталог <text:span text:style-name="T1">(syncronize)...</text:span>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Журнал <text:span text:style-name="T1">(log)...</text:span>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Файл добавить к версионированию <text:span text:style-name="T1">(add)...</text:span>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Файл убрать из версионирования <text:span text:style-name="T1">(remove)...</text:span>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О <text:span text:style-name="T1">ToutoriseGit (about)...</text:span></text:p>
                </table:table-cell>
                <table:table-cell table:style-name="Table2.B2" office:value-type="string"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но</dc:title>
    <dc:date>2016-04-27T16:59:01.56</dc:date>
    <meta:generator>OpenOffice/4.1.2$Win32 OpenOffice.org_project/412m3$Build-9782</meta:generator>
    <meta:editing-duration>PT12H16M46S</meta:editing-duration>
    <meta:editing-cycles>164</meta:editing-cycles>
    <meta:document-statistic meta:table-count="2" meta:image-count="0" meta:object-count="0" meta:page-count="1" meta:paragraph-count="11" meta:word-count="30" meta:character-count="259"/>
    <meta:user-defined meta:name="Поле 1"/>
    <meta:user-defined meta:name="Поле 2"/>
    <meta:user-defined meta:name="Поле 3"/>
    <meta:user-defined meta:name="Поле 4"/>
  </office:meta>
</office:document-meta>
</file>